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master-page-name="Standard">
      <style:paragraph-properties fo:line-height="100%" fo:text-align="center" style:justify-single-word="false" style:page-number="auto"/>
    </style:style>
    <style:style style:name="P4" style:family="paragraph" style:parent-style-name="Standard">
      <style:paragraph-properties fo:margin-top="0in" fo:margin-bottom="0in" fo:line-height="100%"/>
    </style:style>
    <style:style style:name="P5" style:family="paragraph" style:parent-style-name="Standard" style:list-style-name="L2">
      <style:paragraph-properties fo:margin-top="0in" fo:margin-bottom="0in" fo:line-height="100%"/>
    </style:style>
    <style:style style:name="P6" style:family="paragraph" style:parent-style-name="Standard" style:list-style-name="L3">
      <style:paragraph-properties fo:margin-top="0in" fo:margin-bottom="0in" fo:line-height="100%"/>
    </style:style>
    <style:style style:name="P7" style:family="paragraph" style:parent-style-name="Standard" style:list-style-name="L4">
      <style:paragraph-properties fo:margin-top="0in" fo:margin-bottom="0in" fo:line-height="100%"/>
    </style:style>
    <style:style style:name="P8" style:family="paragraph" style:parent-style-name="Standard" style:list-style-name="L1">
      <style:paragraph-properties fo:margin-top="0in" fo:margin-bottom="0in" fo:line-height="100%"/>
    </style:style>
    <style:style style:name="P9" style:family="paragraph" style:parent-style-name="Standard">
      <style:paragraph-properties fo:margin-top="0in" fo:margin-bottom="0.0701in" fo:line-height="100%"/>
    </style:style>
    <style:style style:name="T1" style:family="text">
      <style:text-properties fo:font-size="18pt" fo:font-weight="bold" style:font-size-asian="18pt" style:font-weight-asian="bold" style:font-size-complex="18pt"/>
    </style:style>
    <style:style style:name="T2" style:family="text">
      <style:text-properties fo:font-weight="bold" style:font-weight-asian="bold"/>
    </style:style>
    <style:style style:name="T3" style:family="text">
      <style:text-properties fo:font-style="italic" fo:font-weight="bold" style:font-style-asian="italic" style:font-weight-asian="bold"/>
    </style:style>
    <style:style style:name="T4" style:family="text">
      <style:text-properties fo:font-style="italic" fo:font-weight="normal" style:font-style-asian="italic"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Utter Indifference</text:span></text:p>
      <text:p text:style-name="P2"><text:span text:style-name="T1">Title: Construct</text:span></text:p>
      <text:p text:style-name="P2">By: Mike Waraksa, Robert Davis</text:p>
      <text:p text:style-name="P9"><text:span text:style-name="T2">High Level Description:</text:span></text:p>
      <text:p text:style-name="P1">Construct is a 1 – 4 player, “Twin Sticks” Base Defence game, in which players are tasked to defend a central location containing McGuffin objects which the AI will attempt to steal. </text:p>
      <text:p text:style-name="P1">The main gameplay loop consists of players destroying invaders using the constructs they have collected, producing walls and barricades to control the flow of enemies and building turrets on top of the walls to add automated defence.</text:p>
      <text:p text:style-name="P1">Defeating enemies drops currency, which can be used to purchase power-ups or construction materials.</text:p>
      <text:p text:style-name="P9"><text:span text:style-name="T2">Low Level Description:</text:span></text:p>
      <text:p text:style-name="P4">Currently we have completed the tools required to create/implement new constructs, the Dynamic AI Pathing system and basic level generation but, due to unforeseen setbacks last term, we do not have a working demo. </text:p>
      <text:p text:style-name="P4"/>
      <text:p text:style-name="P4">The engine being used for this project is Unity and all game related files will be stored at <text:s/><text:a xlink:type="simple" xlink:href="https://github.com/Dzugavili/Construct" text:style-name="Internet_20_link" text:visited-style-name="Visited_20_Internet_20_Link">https://github.com/Dzugavili/Construct</text:a><text:span text:style-name="T3">. </text:span><text:span text:style-name="T6">Most assets are predicted to be Unity primitives and mathematical descriptions.</text:span></text:p>
      <text:p text:style-name="P4"/>
      <text:p text:style-name="P1"><text:span text:style-name="T2">High Level Tasks:</text:span></text:p>
      <text:list xml:id="list9220182199008348387" text:style-name="L4">
        <text:list-item>
          <text:p text:style-name="P7">UI: Create diegetic UI for store, Construct menu with Health bars and Currency displayed.</text:p>
        </text:list-item>
        <text:list-item>
          <text:p text:style-name="P7">Physics: Base level unity physics used with no alteration.</text:p>
        </text:list-item>
        <text:list-item>
          <text:p text:style-name="P7">Gameplay: Enable players to build, Move and Upgrade Wall, Turret and Constructs. Implement store for purchase of available constructs and turret types.</text:p>
        </text:list-item>
        <text:list-item>
          <text:p text:style-name="P7">AI: Implement Different enemy types and behaviours.</text:p>
        </text:list-item>
        <text:list-item>
          <text:p text:style-name="P7">Audio: Simple audio, </text:p>
        </text:list-item>
        <text:list-item>
          <text:p text:style-name="P7">Engine: No internal modifications.</text:p>
          <text:p text:style-name="P7"/>
        </text:list-item>
      </text:list>
      <text:p text:style-name="P9"><text:span text:style-name="T2">Members:</text:span></text:p>
      <text:p text:style-name="P4"><text:span text:style-name="T5">Mike: </text:span></text:p>
      <text:list xml:id="list29699431181439279" text:style-name="L2">
        <text:list-item>
          <text:p text:style-name="P5">Strengths: High Complexity work. </text:p>
        </text:list-item>
        <text:list-item>
          <text:p text:style-name="P5">Likes: Abstract concepts and High intensity work.</text:p>
        </text:list-item>
        <text:list-item>
          <text:p text:style-name="P5">Task: AI, Maze Construction Scripts and Thread Management.</text:p>
          <text:p text:style-name="P5"/>
        </text:list-item>
      </text:list>
      <text:p text:style-name="P4"><text:span text:style-name="T5">Robert:</text:span></text:p>
      <text:list xml:id="list817269608756680276" text:style-name="L3">
        <text:list-item>
          <text:p text:style-name="P6">Strength: Main Gameplay Systems and Player Controls. </text:p>
        </text:list-item>
        <text:list-item>
          <text:p text:style-name="P6">Likes: Gameplay Features and Player Systems.</text:p>
        </text:list-item>
        <text:list-item>
          <text:p text:style-name="P6">Task: Player controller, Player Level Interaction and UI.</text:p>
        </text:list-item>
      </text:list>
      <text:p text:style-name="P4"/>
      <text:p text:style-name="P4"><text:soft-page-break/></text:p>
      <text:p text:style-name="P4"/>
      <text:p text:style-name="P4"/>
      <text:p text:style-name="P9"><text:span text:style-name="T2">Engine: </text:span>Unity (C#)</text:p>
      <text:list xml:id="list8309816425066377930" text:style-name="L1">
        <text:list-item>
          <text:p text:style-name="P8">Reason: Ease of use, simple portability, compilation and implementation times.</text:p>
        </text:list-item>
        <text:list-item>
          <text:p text:style-name="P8">Experience: All members have used engine before and most engine features are ready documented and easily accessible.</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CA"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CA"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ayne</meta:initial-creator>
    <meta:editing-cycles>2</meta:editing-cycles>
    <meta:creation-date>2017-01-24T16:50:00</meta:creation-date>
    <dc:date>2017-01-25T10:51:05.46</dc:date>
    <meta:editing-duration>PT13M36S</meta:editing-duration>
    <meta:generator>OpenOffice/4.1.3$Win32 OpenOffice.org_project/413m1$Build-9783</meta:generator>
    <meta:document-statistic meta:table-count="0" meta:image-count="0" meta:object-count="0" meta:page-count="2" meta:paragraph-count="29" meta:word-count="303" meta:character-count="20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